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87cm"/>
    </style:style>
    <style:style style:name="co3" style:family="table-column">
      <style:table-column-properties fo:break-before="auto" style:column-width="13.15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table table:name="Switch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Da list of da switches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rie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Check da system, y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lock Knigh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lock Miner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lock Warloc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lock Arche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lock Vampir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nlock Magici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lock Booster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Test 2</text:p>
          </table:table-cell>
          <table:table-cell office:value-type="string" calcext:value-type="string">
            <text:p>When 0 is active, a blocking cell should appear in town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</table:table-row>
      </table:table>
      <table:table table:name="TestSto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List of switches for the Test Story (The stick malediction)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Brie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nlock Knight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Unlock Miner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Unlock Warlock</text:p>
          </table:table-cell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Unlock Archer</text:p>
          </table:table-cell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Unlock Vampire</text:p>
          </table:table-cell>
          <table:table-cell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Blan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Unlock Magician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Unlock Booster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3"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3"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3"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3">
          <table:table-cell office:value-type="float" office:value="15" calcext:value-type="float">
            <text:p>15</text:p>
          </table:table-cell>
          <table:table-cell office:value-type="string" calcext:value-type="string">
            <text:p>First texts</text:p>
          </table:table-cell>
          <table:table-cell office:value-type="string" calcext:value-type="string">
            <text:p>deactivate the first text displayed on the first map (30)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Game over</text:p>
          </table:table-cell>
          <table:table-cell office:value-type="string" calcext:value-type="string">
            <text:p>The player finished the game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ridge discovered</text:p>
          </table:table-cell>
          <table:table-cell office:value-type="string" calcext:value-type="string">
            <text:p>the player went to the bridge map</text:p>
          </table:table-cell>
        </table:table-row>
        <table:table-row table:style-name="ro3">
          <table:table-cell office:value-type="float" office:value="18" calcext:value-type="float">
            <text:p>18</text:p>
          </table:table-cell>
          <table:table-cell office:value-type="string" calcext:value-type="string">
            <text:p>Vial</text:p>
          </table:table-cell>
          <table:table-cell office:value-type="string" calcext:value-type="string">
            <text:p>The player went to the merchant and took the vial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ridge repaired</text:p>
          </table:table-cell>
          <table:table-cell office:value-type="string" calcext:value-type="string">
            <text:p>the builder repaired the bridge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Jail opened</text:p>
          </table:table-cell>
          <table:table-cell office:value-type="string" calcext:value-type="string">
            <text:p>The graphist's cell is opened</text:p>
          </table:table-cell>
        </table:table-row>
        <table:table-row table:style-name="ro3"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3"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3">
          <table:table-cell office:value-type="float" office:value="26" calcext:value-type="float">
            <text:p>2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/00/0000</text:date>, <text:time style:data-style-name="N2" text:time-value="15:18:44.22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31T11:24:22.54</meta:creation-date>
    <dc:date>2014-07-06T15:37:23.165000000</dc:date>
    <meta:editing-duration>PT22M26S</meta:editing-duration>
    <meta:editing-cycles>11</meta:editing-cycles>
    <meta:generator>LibreOffice/4.2.1.1$Windows_x86 LibreOffice_project/d7dbbd7842e6a58b0f521599204e827654e1fb8b</meta:generator>
    <meta:document-statistic meta:table-count="2" meta:cell-count="96" meta:object-count="0"/>
  </office:meta>
</office:document-meta>
</file>